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Helvetica Neue" svg:font-family="'Helvetica Neue', Helvetica, Arial, sans-serif"/>
    <style:font-face style:name="Lato" svg:font-family="Lato, 'Helvetica Neue', Helvetica, Arial, sans-serif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Preformatted_20_Text" style:list-style-name="List_20_1">
      <style:text-properties officeooo:paragraph-rsid="0006f01c"/>
    </style:style>
    <style:style style:name="P3" style:family="paragraph" style:parent-style-name="Text_20_body">
      <style:paragraph-properties fo:text-align="center" style:justify-single-word="false"/>
      <style:text-properties officeooo:rsid="00039a06"/>
    </style:style>
    <style:style style:name="P4" style:family="paragraph" style:parent-style-name="Text_20_body">
      <style:paragraph-properties fo:text-align="start" style:justify-single-word="false"/>
      <style:text-properties officeooo:rsid="00039a06"/>
    </style:style>
    <style:style style:name="P5" style:family="paragraph" style:parent-style-name="Text_20_body">
      <style:paragraph-properties fo:text-align="start" style:justify-single-word="false"/>
      <style:text-properties officeooo:rsid="000402ff" officeooo:paragraph-rsid="000402ff"/>
    </style:style>
    <style:style style:name="P6" style:family="paragraph" style:parent-style-name="Text_20_body" style:list-style-name="List_20_1">
      <style:paragraph-properties fo:text-align="start" style:justify-single-word="false"/>
      <style:text-properties officeooo:rsid="000402ff" officeooo:paragraph-rsid="000402ff"/>
    </style:style>
    <style:style style:name="P7" style:family="paragraph" style:parent-style-name="Text_20_body" style:list-style-name="List_20_1">
      <style:paragraph-properties fo:text-align="start" style:justify-single-word="false"/>
      <style:text-properties officeooo:rsid="00047920" officeooo:paragraph-rsid="00047920"/>
    </style:style>
    <style:style style:name="P8" style:family="paragraph" style:parent-style-name="Text_20_body" style:list-style-name="List_20_1">
      <style:paragraph-properties fo:text-align="start" style:justify-single-word="false"/>
      <style:text-properties officeooo:rsid="00056655" officeooo:paragraph-rsid="00056655"/>
    </style:style>
    <style:style style:name="P9" style:family="paragraph" style:parent-style-name="Text_20_body" style:list-style-name="List_20_1">
      <style:paragraph-properties fo:text-align="start" style:justify-single-word="false"/>
      <style:text-properties officeooo:rsid="000603bf" officeooo:paragraph-rsid="000603bf"/>
    </style:style>
    <style:style style:name="T1" style:family="text">
      <style:text-properties fo:font-variant="normal" fo:text-transform="none" fo:color="#2c2c2c" fo:letter-spacing="0.026cm" fo:font-style="normal" fo:font-weight="normal"/>
    </style:style>
    <style:style style:name="T2" style:family="text">
      <style:text-properties fo:font-variant="normal" fo:text-transform="none" fo:color="#2c2c2c" style:font-name="Arial" fo:font-size="12pt" fo:letter-spacing="0.026cm" fo:font-style="normal" fo:font-weight="normal" style:font-size-asian="12pt" style:font-size-complex="12pt"/>
    </style:style>
    <style:style style:name="T3" style:family="text">
      <style:text-properties fo:font-variant="normal" fo:text-transform="none" fo:color="#2c2c2c" style:font-name="Arial" fo:font-size="12pt" fo:letter-spacing="0.026cm" fo:font-style="normal" style:font-size-asian="12pt" style:font-size-complex="12pt"/>
    </style:style>
    <style:style style:name="T4" style:family="text">
      <style:text-properties fo:font-variant="normal" fo:text-transform="none" fo:color="#2c2c2c" style:font-name="Arial" fo:font-size="12pt" fo:letter-spacing="0.026cm" fo:font-style="normal" officeooo:rsid="00056655" style:font-size-asian="12pt" style:font-size-complex="12pt"/>
    </style:style>
    <style:style style:name="T5" style:family="text">
      <style:text-properties fo:font-variant="normal" fo:text-transform="none" fo:color="#2c2c2c" style:font-name="Arial" fo:font-size="12pt" fo:letter-spacing="0.026cm" fo:font-style="normal" officeooo:rsid="0006f01c" style:font-size-asian="12pt" style:font-size-complex="12pt"/>
    </style:style>
    <style:style style:name="T6" style:family="text">
      <style:text-properties fo:font-variant="normal" fo:text-transform="none" fo:color="#2c2c2c" style:font-name="Arial" fo:font-size="12pt" fo:letter-spacing="0.026cm" fo:font-style="normal" officeooo:rsid="000a5a2f" style:font-size-asian="12pt" style:font-size-complex="12pt"/>
    </style:style>
    <style:style style:name="T7" style:family="text">
      <style:text-properties fo:font-variant="normal" fo:text-transform="none" fo:color="#2c2c2c" style:font-name="Arial" fo:font-size="12pt" fo:letter-spacing="0.026cm" fo:font-style="normal" officeooo:rsid="000bfd34" style:font-size-asian="12pt" style:font-size-complex="12pt"/>
    </style:style>
    <style:style style:name="T8" style:family="text">
      <style:text-properties fo:font-variant="normal" fo:text-transform="none" fo:color="#2c2c2c" style:font-name="Arial" fo:font-size="12pt" fo:letter-spacing="0.026cm" style:font-size-asian="12pt" style:font-size-complex="12pt"/>
    </style:style>
    <style:style style:name="T9" style:family="text">
      <style:text-properties fo:font-variant="normal" fo:text-transform="none" fo:color="#2c2c2c" fo:font-size="12pt" fo:letter-spacing="0.026cm" fo:font-style="normal" officeooo:rsid="0006f01c" style:font-size-asian="12pt" style:font-size-complex="12pt"/>
    </style:style>
    <style:style style:name="T10" style:family="text">
      <style:text-properties fo:font-variant="normal" fo:text-transform="none" fo:color="#2c2c2c" fo:font-size="12pt" fo:letter-spacing="0.026cm" officeooo:rsid="0006f01c" style:font-size-asian="12pt" style:font-size-complex="12pt"/>
    </style:style>
    <style:style style:name="T11" style:family="text">
      <style:text-properties fo:font-variant="normal" fo:text-transform="none" fo:color="#8d6748" style:font-name="Arial" fo:font-size="12pt" fo:letter-spacing="0.026cm" fo:font-style="normal" fo:font-weight="normal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784942" style:font-name="Arial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a40802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4" style:family="text">
      <style:text-properties fo:font-variant="normal" fo:text-transform="none" fo:color="#202124" style:font-name="Arial" fo:font-size="12pt" fo:letter-spacing="normal" fo:font-style="normal" fo:font-weight="normal" style:font-size-asian="12pt" style:font-size-complex="12pt"/>
    </style:style>
    <style:style style:name="T15" style:family="text">
      <style:text-properties fo:color="#2c2c2c" style:font-name="Arial" fo:font-size="12pt" fo:letter-spacing="0.026cm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 Test with Mocha(testing framework) and Chai(insertion library)</text:h>
      <text:p text:style-name="P3"/>
      <text:p text:style-name="P3"/>
      <text:p text:style-name="P4"><text:span text:style-name="T2">Mocha is a feature-rich JavaScript test framework running on </text:span><text:a xlink:type="simple" xlink:href="https://nodejs.org/" text:style-name="Internet_20_link" text:visited-style-name="Visited_20_Internet_20_Link"><text:span text:style-name="T11">Node.js</text:span></text:a><text:span text:style-name="T8"> </text:span><text:span text:style-name="T2">and in the browser, making asynchronous testing </text:span><text:span text:style-name="Emphasis"><text:span text:style-name="T15">simple</text:span></text:span><text:span text:style-name="T8"> </text:span><text:span text:style-name="T2">and </text:span><text:span text:style-name="Emphasis"><text:span text:style-name="T15">fun</text:span></text:span><text:span text:style-name="T2">. Mocha tests run serially, allowing for flexible and accurate reporting, while mapping uncaught exceptions to the correct test cases. Hosted on </text:span><text:a xlink:type="simple" xlink:href="https://github.com/mochajs/mocha" text:style-name="Internet_20_link" text:visited-style-name="Visited_20_Internet_20_Link"><text:span text:style-name="T11">GitHub</text:span></text:a><text:span text:style-name="T2">.</text:span></text:p>
      <text:p text:style-name="P4"><text:span text:style-name="T2"/></text:p>
      <text:p text:style-name="P4"><text:span text:style-name="T12">Chai is a BDD / TDD assertion library for </text:span><text:a xlink:type="simple" xlink:href="http://nodejs.org/" text:style-name="Internet_20_link" text:visited-style-name="Visited_20_Internet_20_Link"><text:span text:style-name="T13">node</text:span></text:a><text:span text:style-name="T12"> and the browser that can be delightfully paired with any javascript testing framework.</text:span></text:p>
      <text:p text:style-name="P4"><text:span text:style-name="T2"/></text:p>
      <text:p text:style-name="P4"><text:span text:style-name="T2"><text:line-break/></text:span><text:span text:style-name="T14">BDD is Behavior Driven Development. ... TDD is a development practice while BDD is a team methodology. In TDD, the developers write the tests while in BDD the automated specifications are created by users or testers (with developers wiring them to the code under test.)</text:span></text:p>
      <text:p text:style-name="P4"><text:span text:style-name="T2"/></text:p>
      <text:p text:style-name="P4"><text:span text:style-name="T2"/></text:p>
      <text:p text:style-name="P4"><text:span text:style-name="T2"/></text:p>
      <text:h text:style-name="Heading_20_3" text:outline-level="3">To start with</text:h>
      <text:p text:style-name="P5"><text:span text:style-name="T2">--------------------</text:span></text:p>
      <text:list xml:id="list3431044974" text:style-name="List_20_1">
        <text:list-item>
          <text:p text:style-name="P6"><text:span text:style-name="T2">create a folder</text:span></text:p>
        </text:list-item>
        <text:list-item>
          <text:p text:style-name="P6"><text:span text:style-name="T2">npm i</text:span></text:p>
        </text:list-item>
        <text:list-item>
          <text:p text:style-name="P6"><text:span text:style-name="T2">npm i mocha chai –save-dev</text:span></text:p>
        </text:list-item>
        <text:list-item>
          <text:p text:style-name="P2"><text:span text:style-name="T2">in package.json =&gt; change value of test of scripts with </text:span><text:span text:style-name="Strong_20_Emphasis"><text:span text:style-name="T3">“mocha </text:span></text:span><text:span text:style-name="Strong_20_Emphasis"><text:span text:style-name="T5">|| true</text:span></text:span><text:span text:style-name="Strong_20_Emphasis"><text:span text:style-name="T3">”</text:span></text:span></text:p>
          <text:p text:style-name="P2"><text:span text:style-name="Strong_20_Emphasis"><text:span text:style-name="T3"/></text:span></text:p>
          <text:p text:style-name="P2"><text:span text:style-name="Strong_20_Emphasis"><text:span text:style-name="T3"><text:s/></text:span></text:span><text:span text:style-name="T10">=&gt;true is included so while test it dont give logs for npm while false</text:span></text:p>
          <text:p text:style-name="P2"><text:span text:style-name="T10"/></text:p>
        </text:list-item>
        <text:list-item>
          <text:p text:style-name="P6"><text:span text:style-name="T3">mocha works for the default folder test</text:span></text:p>
        </text:list-item>
        <text:list-item>
          <text:p text:style-name="P7"><text:span text:style-name="T3">we can use assert =&gt; default nodejs library</text:span></text:p>
        </text:list-item>
        <text:list-item>
          <text:p text:style-name="P7"><text:span text:style-name="T3">require(“chai”).assert</text:span></text:p>
        </text:list-item>
        <text:list-item>
          <text:p text:style-name="P7"><text:span text:style-name="T3">describe(“FileName”,function(){</text:span></text:p>
          <text:list>
            <text:list-header>
              <text:p text:style-name="P7"><text:span text:style-name="T3">it(“comment </text:span><text:span text:style-name="T7">describing for value or function</text:span><text:span text:style-name="T3">”,function(){</text:span></text:p>
              <text:list>
                <text:list-header>
                  <text:p text:style-name="P8"><text:span text:style-name="T3">assert.equal(f</text:span><text:span text:style-name="T6">unction</text:span><text:span text:style-name="T3">Name() ,value what it should return);</text:span></text:p>
                </text:list-header>
              </text:list>
              <text:p text:style-name="P7"><text:span text:style-name="T3">}</text:span><text:span text:style-name="T4">)</text:span></text:p>
            </text:list-header>
          </text:list>
          <text:p text:style-name="P7"><text:soft-page-break/><text:span text:style-name="T3">});</text:span></text:p>
        </text:list-item>
        <text:list-item>
          <text:p text:style-name="P9"><text:span text:style-name="T3">than give command <text:s/>=&gt; npm run tes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Helvetica Neue" svg:font-family="'Helvetica Neue', Helvetica, Arial, sans-serif"/>
    <style:font-face style:name="Lato" svg:font-family="Lato, 'Helvetica Neue', Helvetica, Arial, sans-serif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6:30:09.746573566</meta:creation-date>
    <meta:generator>LibreOffice/6.4.7.2$Linux_X86_64 LibreOffice_project/40$Build-2</meta:generator>
    <dc:date>2022-01-10T17:19:18.693892854</dc:date>
    <meta:editing-duration>PT28M43S</meta:editing-duration>
    <meta:editing-cycles>10</meta:editing-cycles>
    <meta:document-statistic meta:table-count="0" meta:image-count="0" meta:object-count="0" meta:page-count="2" meta:paragraph-count="22" meta:word-count="213" meta:character-count="1279" meta:non-whitespace-character-count="1099"/>
  </office:meta>
</office:document-meta>
</file>